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margin-top="0cm" fo:margin-bottom="0.026cm" fo:text-align="justify" style:justify-single-word="false" fo:text-indent="0cm" style:auto-text-indent="false"/>
      <style:text-properties fo:font-variant="normal" fo:text-transform="none" style:font-name="Helvetica" fo:font-size="9pt" fo:letter-spacing="normal" fo:font-style="normal" fo:font-weight="normal"/>
    </style:style>
    <style:style style:name="P2" style:family="paragraph" style:parent-style-name="Text_20_body">
      <style:paragraph-properties fo:margin-left="0cm" fo:margin-right="0cm" fo:margin-top="0cm" fo:margin-bottom="0.026cm" fo:text-align="justify" style:justify-single-word="false" fo:text-indent="0cm" style:auto-text-indent="false"/>
      <style:text-properties fo:font-variant="normal" fo:text-transform="none" fo:color="#13003c" style:font-name="Arial" fo:font-size="9pt" fo:letter-spacing="normal" fo:font-style="normal" fo:font-weight="normal"/>
    </style:style>
    <style:style style:name="P3" style:family="paragraph" style:parent-style-name="Text_20_body">
      <style:paragraph-properties fo:margin-left="0cm" fo:margin-right="0cm" fo:margin-top="0cm" fo:margin-bottom="0.026cm" fo:text-align="justify" style:justify-single-word="false" fo:text-indent="0cm" style:auto-text-indent="false"/>
    </style:style>
    <style:style style:name="T1" style:family="text">
      <style:text-properties fo:font-weight="bold"/>
    </style:style>
    <style:style style:name="T2" style:family="text">
      <style:text-properties fo:font-variant="normal" fo:text-transform="none" fo:color="#13003c" style:font-name="Arial"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s les débats, il faut distinguer les débats internes  entre 1 et plusieurs agents des débats externes. Ces débats sont menés par des agents sont des personnes  scientifiques et des citoyens. Les scientifiques proposent des preuves et des réfutations sur des énoncés qui intéressent des citoyens car ils concernent des débats les concernant. Ces débats les concernent du point de vue de leur être social, psychique et physiologique ; autrement dit, ils ont des conséquences sur leur corps, leur esprit et leur vie sociale.</text:p>
      <text:p text:style-name="P3"/>
      <text:p text:style-name="P2">En revenant sur les exemples précédents, le big bang n’influe pas la vie des gens. La prévision sismique n’a des conséquences physiques que sur les citoyens vivants dans certains lieux susceptibles de trembler. En revanche, l’immortalité des informations personnelles enregistrées par le WEB a des conséquences sur l’identité et la vie sociale de nombres de citoyens.</text:p>
      <text:p text:style-name="P3"/>
      <text:p text:style-name="P2">D’une manière générale, les questions qui concernent les citoyens et qui progressent  grâce à la science sont entre autres celles de la santé physique et mentale, de l’éducation, et de la justice.  </text:p>
      <text:p text:style-name="P3"/>
      <text:p text:style-name="P2">Si la question du bien public est à la charge du politique, et celle du bien privé à la charge des organisations du privé, il reste à la charge des citoyens celle du bien commun , qui est celle des questions concernant la vie au quotidien d’un groupe d’une taille au plus régionale.</text:p>
      <text:p text:style-name="P3"/>
      <text:p text:style-name="P2">La question du bien commun met la science en question quand elle agit de manière directe ou indirecte sur la vie des gens via l’industrie : gestion de l’air, de l’eau, de la pollution des sols, de pauvreté (malnutrition, absence de soin, absence de formation). Ces questions relèvent d’études scientifiques  qui vont influencer les prises de décisions des politiques comme des industriels avec en conséquence un effet sur les communs.</text:p>
      <text:p text:style-name="P3"/>
      <text:p text:style-name="P2">Si l’on considère la santé, les médicaments agissent sur la santé. Si l’on considère  la question du vieillissement d’une population, bien éduquée, bien soignée et bien nourrie, il va concerner autant les médecins que les sociologues, et économètres soucieux de mieux comprendre ce que l’on entend par «qualité de vie».</text:p>
      <text:p text:style-name="P2">Dans cette étude, la <text:span text:style-name="T1">qualité de vie</text:span> est posée comme conséquence de la capacité de débattre d’un bien commun pour des citoyens et d’en imposer les conséquences aux sphères publiques et privées. La question du commun [DEWEY] est donc la question de débat citoyen dans l’acception la plus générale de ce terme.</text:p>
      <text:p text:style-name="P3"/>
      <text:p text:style-name="P3"><text:span text:style-name="T2">Le problème que nous abordons donc ici est la structuration d’un débat quand ce dernier aborde une question relevant du bien comm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Helvetica" svg:font-family="Helvetica"/>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oine </meta:initial-creator>
    <meta:creation-date>2013-04-03T14:41:08</meta:creation-date>
    <dc:date>2013-04-03T14:41:44</dc:date>
    <dc:creator>natoine </dc:creator>
    <meta:editing-duration>P0D</meta:editing-duration>
    <meta:editing-cycles>1</meta:editing-cycles>
    <meta:document-statistic meta:table-count="0" meta:image-count="0" meta:object-count="0" meta:page-count="1" meta:paragraph-count="8" meta:word-count="419" meta:character-count="2563" meta:non-whitespace-character-count="2145"/>
    <meta:generator>LibreOffice/3.5$Linux_x86 LibreOffice_project/350m1$Build-2</meta:generator>
  </office:meta>
</office:document-meta>
</file>